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EF000001007BF3385F3103A937.png" manifest:media-type="image/png"/>
  <manifest:file-entry manifest:full-path="Pictures/10000200000000AB000000ABC4AD7CA69D49A3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8431"/>
    </style:style>
    <style:style style:name="P2" style:family="paragraph" style:parent-style-name="Standard">
      <style:paragraph-properties fo:text-align="start" style:justify-single-word="false"/>
      <style:text-properties officeooo:paragraph-rsid="001d843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8431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d8431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7" style:data-style-name="N0">7</text:variable-set>: Distance vs Time Graphs</text:p>
      <text:p text:style-name="P1"/>
      <text:list xml:id="list2472937104896710123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204725041888013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204725588263449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204724922331187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204725274572483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204724897526751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204724478693299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204725587017231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204725559507521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204723953182213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204724892331293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204723865431786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9195203648872222699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204725387847422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204723893308845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204724343531772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4AD7CA69D49A3D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0:47:23.668115534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2:07.890029596</meta:creation-date>
    <meta:editing-duration>PT1M3S</meta:editing-duration>
    <meta:editing-cycles>4</meta:editing-cycles>
    <meta:generator>LibreOffice/5.0.6.2$Linux_X86_64 LibreOffice_project/00$Build-2</meta:generator>
    <dc:date>2016-08-29T20:47:23.628531216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